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060" officeooo:paragraph-rsid="0015d060"/>
    </style:style>
    <style:style style:name="P2" style:family="paragraph" style:parent-style-name="Standard">
      <style:text-properties officeooo:rsid="0015d060" officeooo:paragraph-rsid="00167e8a"/>
    </style:style>
    <style:style style:name="P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63018" officeooo:paragraph-rsid="0016301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67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ummy upload</text:h>
      <text:p text:style-name="P1"/>
      <text:p text:style-name="P2">This is a dummy document <text:span text:style-name="T1">uploaded by Lino’s demo_upload() functon. <text:line-break/>See </text:span><text:a xlink:type="simple" xlink:href="https://www.lino-framework.org/specs/uploads.html" text:style-name="Internet_20_link" text:visited-style-name="Visited_20_Internet_20_Link"><text:span text:style-name="T1">https://www.lino-framework.org/specs/uploads.html</text:span></text:a><text:span text:style-name="T1"> for detail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05:32:36.166916124</meta:creation-date>
    <dc:date>2021-02-20T06:42:05.152232928</dc:date>
    <meta:editing-duration>PT3M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" meta:word-count="16" meta:character-count="146" meta:non-whitespace-character-count="131"/>
  </office:meta>
</office:document-meta>
</file>